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officeooo:rsid="00084140" officeooo:paragraph-rsid="00084140"/>
    </style:style>
    <style:style style:name="P2" style:family="paragraph" style:parent-style-name="Text_20_body">
      <style:text-properties style:font-name="Liberation Sans" officeooo:rsid="00135cd7" officeooo:paragraph-rsid="00135cd7"/>
    </style:style>
    <style:style style:name="P3" style:family="paragraph" style:parent-style-name="Text_20_body">
      <style:text-properties style:font-name="Liberation Sans" officeooo:rsid="000a8748" officeooo:paragraph-rsid="000a8748"/>
    </style:style>
    <style:style style:name="P4" style:family="paragraph" style:parent-style-name="Text_20_body">
      <style:text-properties style:font-name="Liberation Sans" officeooo:rsid="00086c88" officeooo:paragraph-rsid="00086c88"/>
    </style:style>
    <style:style style:name="P5" style:family="paragraph" style:parent-style-name="Text_20_body">
      <style:text-properties style:font-name="Liberation Sans" officeooo:rsid="000b1f85" officeooo:paragraph-rsid="000b1f85"/>
    </style:style>
    <style:style style:name="P6" style:family="paragraph" style:parent-style-name="Title">
      <style:text-properties style:font-name="Liberation Sans"/>
    </style:style>
    <style:style style:name="P7" style:family="paragraph" style:parent-style-name="Heading_20_3">
      <style:text-properties style:font-name="Liberation Sans" officeooo:rsid="00084140" officeooo:paragraph-rsid="00084140"/>
    </style:style>
    <style:style style:name="P8" style:family="paragraph" style:parent-style-name="Heading_20_3">
      <style:text-properties style:font-name="Liberation Sans" officeooo:rsid="00135cd7" officeooo:paragraph-rsid="00135cd7"/>
    </style:style>
    <style:style style:name="P9" style:family="paragraph" style:parent-style-name="Heading_20_3">
      <style:text-properties style:font-name="Liberation Sans" officeooo:rsid="00086c88" officeooo:paragraph-rsid="00086c88"/>
    </style:style>
    <style:style style:name="P10" style:family="paragraph" style:parent-style-name="Heading_20_3">
      <style:text-properties style:font-name="Liberation Sans" officeooo:rsid="0025b803" officeooo:paragraph-rsid="0025b803"/>
    </style:style>
    <style:style style:name="P11" style:family="paragraph" style:parent-style-name="Heading_20_2">
      <style:text-properties style:font-name="Liberation Sans" officeooo:rsid="0022edda" officeooo:paragraph-rsid="0022edda"/>
    </style:style>
    <style:style style:name="T1" style:family="text">
      <style:text-properties officeooo:rsid="000b1f85"/>
    </style:style>
    <style:style style:name="T2" style:family="text">
      <style:text-properties officeooo:rsid="000f1799"/>
    </style:style>
    <style:style style:name="T3" style:family="text">
      <style:text-properties officeooo:rsid="001240df"/>
    </style:style>
    <style:style style:name="T4" style:family="text">
      <style:text-properties officeooo:rsid="00185ef1"/>
    </style:style>
    <style:style style:name="T5" style:family="text">
      <style:text-properties officeooo:rsid="00194f64"/>
    </style:style>
    <style:style style:name="T6" style:family="text">
      <style:text-properties officeooo:rsid="001b4f0b"/>
    </style:style>
    <style:style style:name="T7" style:family="text">
      <style:text-properties officeooo:rsid="001bda5c"/>
    </style:style>
    <style:style style:name="T8" style:family="text">
      <style:text-properties officeooo:rsid="001c82cc"/>
    </style:style>
    <style:style style:name="T9" style:family="text">
      <style:text-properties officeooo:rsid="001cbbab"/>
    </style:style>
    <style:style style:name="T10" style:family="text">
      <style:text-properties officeooo:rsid="0021eba5"/>
    </style:style>
    <style:style style:name="T11" style:family="text">
      <style:text-properties officeooo:rsid="00235ec4"/>
    </style:style>
    <style:style style:name="T12" style:family="text">
      <style:text-properties officeooo:rsid="0025169c"/>
    </style:style>
    <style:style style:name="T13" style:family="text">
      <style:text-properties officeooo:rsid="002659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e Cases</text:p>
      <text:h text:style-name="P7" text:outline-level="3">Add Item</text:h>
      <text:p text:style-name="P1">Allows users to add items to the todo list. The fields available for each item are: Title, Deadline, Details, and Tags. This function is presented initially as a button, which when clicked reveals a modal dialog for the user to input the fields for the item, after which the item is added to the list.</text:p>
      <text:h text:style-name="P7" text:outline-level="3">Edit Item</text:h>
      <text:p text:style-name="P1">Allows users to edit items currently in the todo list. The fields available for editing are the same as in the above section (Add Item). This function is presented initially as a button next to each item. Clicking it reveals a modal dialog for the user to edit the fields for the item, after which the item is edited.</text:p>
      <text:h text:style-name="P7" text:outline-level="3">Delete Item</text:h>
      <text:p text:style-name="P1">Allows users to delete items currently in the todo list. This function is presented as a delete button next to each item.</text:p>
      <text:h text:style-name="P7" text:outline-level="3">Search Tags</text:h>
      <text:p text:style-name="P1">Allows users to filter items in the todo list by matching tags in each item to the search query. This function is presented as a search bar.</text:p>
      <text:h text:style-name="P8" text:outline-level="3">Miscellaneous</text:h>
      <text:p text:style-name="P2">In this assignment, we aim to design a web responsive application that works well on both desktop and mobile devices.</text:p>
      <text:p text:style-name="P6">Execution Plan</text:p>
      <text:h text:style-name="P9" text:outline-level="3">Overall Architecture</text:h>
      <text:p text:style-name="P3"><text:span text:style-name="T10">The entire application is designed as a Single Page Application. </text:span>Several frameworks <text:span text:style-name="T4">will be</text:span> used for each part, with more details given below.</text:p>
      <text:h text:style-name="P11" text:outline-level="2">Backend</text:h>
      <text:p text:style-name="P3">In contrast to a traditional MVC application where the view is rendered on the backend as some HTML page and sent to the client, the approach we <text:span text:style-name="T5">will be</text:span> tak<text:span text:style-name="T5">ing</text:span> in this <text:span text:style-name="T2">assignment</text:span> presents the backend as <text:span text:style-name="T11">a</text:span> <text:span text:style-name="T12">purely </text:span>RESTful <text:span text:style-name="T1">web </text:span>API.</text:p>
      <text:p text:style-name="P4">The CRUD operations on lists and list items <text:span text:style-name="T6">will</text:span> all <text:span text:style-name="T7">be </text:span>done through this API via HTTP(S) <text:span text:style-name="T3">from the ViewModel with requests expressed in</text:span> JSON format. <text:span text:style-name="T3">A list key lives in the Cookies store of the single webpage so that each device has its own list. </text:span></text:p>
      <text:p text:style-name="P5"><text:soft-page-break/>As required, Ruby on Rails <text:span text:style-name="T8">will run</text:span> on the backend, hosted on Heroku. The database used <text:span text:style-name="T9">will be</text:span> PostgreSQL as per recommendations from Heroku.</text:p>
      <text:h text:style-name="P10" text:outline-level="3">Frontend</text:h>
      <text:p text:style-name="P5"><text:span text:style-name="T13">We aim to employ an <text:s/>MVVM approach for the single webpage. </text:span>The <text:span text:style-name="T13">View of the single webpage will be designed using Semantic UI. Interaction between the View and the ViewModel, or the Javascript part of the single webpage, will be realized using AngularJS. The ViewModel will be responsible for communication with the web API which, under this design, is treated as the interface for manipulating the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08:07:03.990162269</meta:creation-date>
    <dc:date>2018-01-04T20:20:30.823909875</dc:date>
    <meta:editing-duration>PT15M29S</meta:editing-duration>
    <meta:editing-cycles>26</meta:editing-cycles>
    <meta:generator>LibreOffice/5.4.4.2$Linux_X86_64 LibreOffice_project/40$Build-2</meta:generator>
    <meta:document-statistic meta:table-count="0" meta:image-count="0" meta:object-count="0" meta:page-count="2" meta:paragraph-count="20" meta:word-count="402" meta:character-count="2269" meta:non-whitespace-character-count="1885"/>
  </office:meta>
</office:document-meta>
</file>